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b4356" officeooo:paragraph-rsid="001b4356" style:font-weight-asian="bold" style:font-weight-complex="bold"/>
    </style:style>
    <style:style style:name="P2" style:family="paragraph" style:parent-style-name="Table_20_Contents">
      <style:text-properties officeooo:rsid="001b4356" officeooo:paragraph-rsid="001b4356"/>
    </style:style>
    <style:style style:name="P3" style:family="paragraph" style:parent-style-name="Table_20_Contents" style:list-style-name="L1">
      <style:text-properties officeooo:rsid="001b4356" officeooo:paragraph-rsid="001b4356"/>
    </style:style>
    <style:style style:name="P4" style:family="paragraph" style:parent-style-name="Table_20_Contents" style:list-style-name="L1">
      <style:text-properties officeooo:rsid="001c9ad8" officeooo:paragraph-rsid="001c9ad8"/>
    </style:style>
    <style:style style:name="T1" style:family="text">
      <style:text-properties officeooo:rsid="001c9a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2">UC-GH-021</text:p>
          </table:table-cell>
        </table:table-row>
        <table:table-row>
          <table:table-cell table:style-name="Table1.A2" office:value-type="string">
            <text:p text:style-name="P1">Title</text:p>
          </table:table-cell>
          <table:table-cell table:style-name="Table1.B2" office:value-type="string">
            <text:p text:style-name="P2">Load CSV dataset from local file</text:p>
          </table:table-cell>
        </table:table-row>
        <table:table-row>
          <table:table-cell table:style-name="Table1.A2" office:value-type="string">
            <text:p text:style-name="P1">Description</text:p>
          </table:table-cell>
          <table:table-cell table:style-name="Table1.B2" office:value-type="string">
            <text:p text:style-name="P2">The application (Actor) wants to load a dataset in CSV format from the local file system.</text:p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2">User application</text:p>
          </table:table-cell>
        </table:table-row>
        <table:table-row>
          <table:table-cell table:style-name="Table1.A2" office:value-type="string">
            <text:p text:style-name="P1">System</text:p>
          </table:table-cell>
          <table:table-cell table:style-name="Table1.B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">Assumptions</text:p>
          </table:table-cell>
          <table:table-cell table:style-name="Table1.B2" office:value-type="string">
            <text:p text:style-name="P2">The file is located in the local file system. The file is correctly formatted using the CSV standard</text:p>
          </table:table-cell>
        </table:table-row>
        <table:table-row>
          <table:table-cell table:style-name="Table1.A2" office:value-type="string">
            <text:p text:style-name="P1">Steps</text:p>
          </table:table-cell>
          <table:table-cell table:style-name="Table1.B2" office:value-type="string">
            <text:list xml:id="list1882207054" text:style-name="L1">
              <text:list-item>
                <text:p text:style-name="P3">Application specifies the path where the file is located in the local file system</text:p>
              </text:list-item>
              <text:list-item>
                <text:p text:style-name="P3">The application creates a DataSet object that will hold the loaded values</text:p>
              </text:list-item>
              <text:list-item>
                <text:p text:style-name="P3">The application creates <text:span text:style-name="T1">CSVDataLoader </text:span></text:p>
              </text:list-item>
              <text:list-item>
                <text:p text:style-name="P4">The application uses the CSVDataLoader to load the DataSet</text:p>
              </text:list-item>
              <text:list-item>
                <text:p text:style-name="P4">…</text:p>
              </text:list-item>
              <text:list-item>
                <text:p text:style-name="P4">..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21:41:49.582901275</meta:creation-date>
    <dc:date>2019-08-01T21:53:20.739457075</dc:date>
    <meta:editing-duration>PT1M20S</meta:editing-duration>
    <meta:editing-cycles>3</meta:editing-cycles>
    <meta:generator>LibreOffice/6.2.5.2$Linux_X86_64 LibreOffice_project/20$Build-2</meta:generator>
    <meta:document-statistic meta:table-count="1" meta:image-count="0" meta:object-count="0" meta:page-count="1" meta:paragraph-count="19" meta:word-count="98" meta:character-count="559" meta:non-whitespace-character-count="485"/>
  </office:meta>
</office:document-meta>
</file>